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45409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16.05" calcext:value-type="float">
            <text:p>16.05</text:p>
          </table:table-cell>
          <table:table-cell office:value-type="float" office:value="87.65" calcext:value-type="float">
            <text:p>87.65</text:p>
          </table:table-cell>
          <table:table-cell office:value-type="string" calcext:value-type="string">
            <text:p>288 kWh</text:p>
          </table:table-cell>
          <table:table-cell office:value-type="float" office:value="1891.53" calcext:value-type="float">
            <text:p>1891.53</text:p>
          </table:table-cell>
          <table:table-cell office:value-type="string" calcext:value-type="string">
            <text:p>12-01-2018</text:p>
          </table:table-cell>
          <table:table-cell office:value-type="string" calcext:value-type="string">
            <text:p>09-02-2018</text:p>
          </table:table-cell>
          <table:table-cell office:value-type="float" office:value="20.59" calcext:value-type="float">
            <text:p>20.59</text:p>
          </table:table-cell>
          <table:table-cell/>
          <table:table-cell office:value-type="string" calcext:value-type="string">
            <text:p>T-0</text:p>
          </table:table-cell>
          <table:table-cell office:value-type="float" office:value="2095.8" calcext:value-type="float">
            <text:p>2095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16.79" calcext:value-type="float">
            <text:p>16.79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320 kWh</text:p>
          </table:table-cell>
          <table:table-cell office:value-type="float" office:value="2117.22" calcext:value-type="float">
            <text:p>2117.22</text:p>
          </table:table-cell>
          <table:table-cell office:value-type="string" calcext:value-type="string">
            <text:p>12-12-2017</text:p>
          </table:table-cell>
          <table:table-cell office:value-type="string" calcext:value-type="string">
            <text:p>12-01-2018</text:p>
          </table:table-cell>
          <table:table-cell office:value-type="float" office:value="22.84" calcext:value-type="float">
            <text:p>22.84</text:p>
          </table:table-cell>
          <table:table-cell office:value-type="float" office:value="148.21" calcext:value-type="float">
            <text:p>148.21</text:p>
          </table:table-cell>
          <table:table-cell office:value-type="string" calcext:value-type="string">
            <text:p>T-0</text:p>
          </table:table-cell>
          <table:table-cell office:value-type="float" office:value="2472.06" calcext:value-type="float">
            <text:p>2472.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17.38" calcext:value-type="float">
            <text:p>17.38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322 kWh</text:p>
          </table:table-cell>
          <table:table-cell office:value-type="float" office:value="2122.92" calcext:value-type="float">
            <text:p>2122.92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2-12-2017</text:p>
          </table:table-cell>
          <table:table-cell office:value-type="float" office:value="22.89" calcext:value-type="float">
            <text:p>22.89</text:p>
          </table:table-cell>
          <table:table-cell office:value-type="float" office:value="148.6" calcext:value-type="float">
            <text:p>148.6</text:p>
          </table:table-cell>
          <table:table-cell office:value-type="string" calcext:value-type="string">
            <text:p>T-0</text:p>
          </table:table-cell>
          <table:table-cell office:value-type="float" office:value="2478.11" calcext:value-type="float">
            <text:p>2478.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86.6" calcext:value-type="float">
            <text:p>86.6</text:p>
          </table:table-cell>
          <table:table-cell office:value-type="string" calcext:value-type="string">
            <text:p>297 kWh</text:p>
          </table:table-cell>
          <table:table-cell office:value-type="float" office:value="1933.85" calcext:value-type="float">
            <text:p>1933.85</text:p>
          </table:table-cell>
          <table:table-cell office:value-type="string" calcext:value-type="string">
            <text:p>12-10-2018</text:p>
          </table:table-cell>
          <table:table-cell office:value-type="string" calcext:value-type="string">
            <text:p>11-11-2017</text:p>
          </table:table-cell>
          <table:table-cell office:value-type="float" office:value="20.99" calcext:value-type="float">
            <text:p>20.99</text:p>
          </table:table-cell>
          <table:table-cell/>
          <table:table-cell office:value-type="string" calcext:value-type="string">
            <text:p>T-0</text:p>
          </table:table-cell>
          <table:table-cell office:value-type="float" office:value="2120.47" calcext:value-type="float">
            <text:p>2120.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10.75" calcext:value-type="float">
            <text:p>10.75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308 kWh</text:p>
          </table:table-cell>
          <table:table-cell office:value-type="float" office:value="2005.13" calcext:value-type="float">
            <text:p>2005.13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21.7" calcext:value-type="float">
            <text:p>21.7</text:p>
          </table:table-cell>
          <table:table-cell office:value-type="float" office:value="140.36" calcext:value-type="float">
            <text:p>140.36</text:p>
          </table:table-cell>
          <table:table-cell office:value-type="string" calcext:value-type="string">
            <text:p>T-0</text:p>
          </table:table-cell>
          <table:table-cell office:value-type="float" office:value="2342.9" calcext:value-type="float">
            <text:p>2342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24.79" calcext:value-type="float">
            <text:p>24.79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306 kWh</text:p>
          </table:table-cell>
          <table:table-cell office:value-type="float" office:value="1982.51" calcext:value-type="float">
            <text:p>1982.51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21.47" calcext:value-type="float">
            <text:p>21.47</text:p>
          </table:table-cell>
          <table:table-cell office:value-type="float" office:value="138.78" calcext:value-type="float">
            <text:p>138.78</text:p>
          </table:table-cell>
          <table:table-cell office:value-type="string" calcext:value-type="string">
            <text:p>T-0</text:p>
          </table:table-cell>
          <table:table-cell office:value-type="float" office:value="2331.84" calcext:value-type="float">
            <text:p>2331.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15.12" calcext:value-type="float">
            <text:p>15.12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322 kWh</text:p>
          </table:table-cell>
          <table:table-cell office:value-type="float" office:value="2088.58" calcext:value-type="float">
            <text:p>2088.58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22.52" calcext:value-type="float">
            <text:p>22.52</text:p>
          </table:table-cell>
          <table:table-cell office:value-type="float" office:value="146.2" calcext:value-type="float">
            <text:p>146.2</text:p>
          </table:table-cell>
          <table:table-cell office:value-type="string" calcext:value-type="string">
            <text:p>T-0</text:p>
          </table:table-cell>
          <table:table-cell office:value-type="float" office:value="2436.04" calcext:value-type="float">
            <text:p>2436.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16.32" calcext:value-type="float">
            <text:p>16.32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295 kWh</text:p>
          </table:table-cell>
          <table:table-cell office:value-type="float" office:value="1888.48" calcext:value-type="float">
            <text:p>1888.48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20.51" calcext:value-type="float">
            <text:p>20.51</text:p>
          </table:table-cell>
          <table:table-cell/>
          <table:table-cell office:value-type="string" calcext:value-type="string">
            <text:p>T-0</text:p>
          </table:table-cell>
          <table:table-cell office:value-type="float" office:value="2088.26" calcext:value-type="float">
            <text:p>2088.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13.63" calcext:value-type="float">
            <text:p>13.63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315 kWh</text:p>
          </table:table-cell>
          <table:table-cell office:value-type="float" office:value="1995.39" calcext:value-type="float">
            <text:p>1995.39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21.58" calcext:value-type="float">
            <text:p>21.58</text:p>
          </table:table-cell>
          <table:table-cell office:value-type="float" office:value="139.68" calcext:value-type="float">
            <text:p>139.68</text:p>
          </table:table-cell>
          <table:table-cell office:value-type="string" calcext:value-type="string">
            <text:p>T-0</text:p>
          </table:table-cell>
          <table:table-cell office:value-type="float" office:value="2332.55" calcext:value-type="float">
            <text:p>2332.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13.08" calcext:value-type="float">
            <text:p>13.08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321 kWh</text:p>
          </table:table-cell>
          <table:table-cell office:value-type="float" office:value="2011.43" calcext:value-type="float">
            <text:p>2011.43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21.74" calcext:value-type="float">
            <text:p>21.74</text:p>
          </table:table-cell>
          <table:table-cell office:value-type="float" office:value="140.8" calcext:value-type="float">
            <text:p>140.8</text:p>
          </table:table-cell>
          <table:table-cell office:value-type="string" calcext:value-type="string">
            <text:p>T-0</text:p>
          </table:table-cell>
          <table:table-cell office:value-type="float" office:value="2349.52" calcext:value-type="float">
            <text:p>2349.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86.66" calcext:value-type="float">
            <text:p>86.66</text:p>
          </table:table-cell>
          <table:table-cell office:value-type="string" calcext:value-type="string">
            <text:p>287 kWh</text:p>
          </table:table-cell>
          <table:table-cell office:value-type="float" office:value="1770.12" calcext:value-type="float">
            <text:p>1770.12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19.32" calcext:value-type="float">
            <text:p>19.32</text:p>
          </table:table-cell>
          <table:table-cell/>
          <table:table-cell office:value-type="string" calcext:value-type="string">
            <text:p>T-0</text:p>
          </table:table-cell>
          <table:table-cell office:value-type="float" office:value="1951.23" calcext:value-type="float">
            <text:p>1951.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15.9" calcext:value-type="float">
            <text:p>15.9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296 kWh</text:p>
          </table:table-cell>
          <table:table-cell office:value-type="float" office:value="1824.7" calcext:value-type="float">
            <text:p>1824.7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19.86" calcext:value-type="float">
            <text:p>19.86</text:p>
          </table:table-cell>
          <table:table-cell/>
          <table:table-cell office:value-type="string" calcext:value-type="string">
            <text:p>T-0</text:p>
          </table:table-cell>
          <table:table-cell office:value-type="float" office:value="2021.6" calcext:value-type="float">
            <text:p>2021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 style:data-style-name="N2" text:time-value="03:26:29.3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02:26:44.801000000</meta:creation-date>
    <dc:date>2018-03-27T03:26:44.891000000</dc:date>
    <meta:editing-duration>PT16M3S</meta:editing-duration>
    <meta:editing-cycles>2</meta:editing-cycles>
    <meta:generator>LibreOffice/5.3.4.2$Windows_x86 LibreOffice_project/f82d347ccc0be322489bf7da61d7e4ad13fe2ff3</meta:generator>
    <meta:document-statistic meta:table-count="1" meta:cell-count="148" meta:object-count="0"/>
  </office:meta>
</office:document-meta>
</file>